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5744in" svg:height="6.128in" svg:x="9.7559in" svg:y="2.9909in">
            <draw:object draw:notify-on-update-of-ranges="Sheet1.A1:Sheet1.A1 Sheet1.B1:Sheet1.G1 Sheet1.A2:Sheet1.A2 Sheet1.B2:Sheet1.G2 Sheet1.A3:Sheet1.A3 Sheet1.B3:Sheet1.G3 Sheet1.A4:Sheet1.A4 Sheet1.B4:Sheet1.G4 Sheet1.A5:Sheet1.A5 Sheet1.B5:Sheet1.G5 Sheet1.A6:Sheet1.A6 Sheet1.B6:Sheet1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4.7265" calcext:value-type="float">
            <text:p>4.7265</text:p>
          </table:table-cell>
          <table:table-cell office:value-type="float" office:value="5.21843" calcext:value-type="float">
            <text:p>5.21843</text:p>
          </table:table-cell>
          <table:table-cell office:value-type="float" office:value="5.14351" calcext:value-type="float">
            <text:p>5.14351</text:p>
          </table:table-cell>
          <table:table-cell office:value-type="float" office:value="5.1397" calcext:value-type="float">
            <text:p>5.1397</text:p>
          </table:table-cell>
          <table:table-cell office:value-type="float" office:value="5.18074" calcext:value-type="float">
            <text:p>5.18074</text:p>
          </table:table-cell>
          <table:table-cell office:value-type="float" office:value="5.59165" calcext:value-type="float">
            <text:p>5.59165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office:value-type="float" office:value="77.7438" calcext:value-type="float">
            <text:p>77.7438</text:p>
          </table:table-cell>
          <table:table-cell office:value-type="float" office:value="44.9516" calcext:value-type="float">
            <text:p>44.9516</text:p>
          </table:table-cell>
          <table:table-cell office:value-type="float" office:value="36.0605" calcext:value-type="float">
            <text:p>36.0605</text:p>
          </table:table-cell>
          <table:table-cell office:value-type="float" office:value="34.9744" calcext:value-type="float">
            <text:p>34.9744</text:p>
          </table:table-cell>
          <table:table-cell office:value-type="float" office:value="35.3068" calcext:value-type="float">
            <text:p>35.3068</text:p>
          </table:table-cell>
          <table:table-cell office:value-type="float" office:value="29.4419" calcext:value-type="float">
            <text:p>29.4419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float" office:value="6.15454" calcext:value-type="float">
            <text:p>6.15454</text:p>
          </table:table-cell>
          <table:table-cell office:value-type="float" office:value="3.09647" calcext:value-type="float">
            <text:p>3.09647</text:p>
          </table:table-cell>
          <table:table-cell office:value-type="float" office:value="2.73896" calcext:value-type="float">
            <text:p>2.73896</text:p>
          </table:table-cell>
          <table:table-cell office:value-type="float" office:value="1.31959" calcext:value-type="float">
            <text:p>1.31959</text:p>
          </table:table-cell>
          <table:table-cell office:value-type="float" office:value="1.32639" calcext:value-type="float">
            <text:p>1.32639</text:p>
          </table:table-cell>
          <table:table-cell office:value-type="float" office:value="1.60197" calcext:value-type="float">
            <text:p>1.60197</text:p>
          </table:table-cell>
        </table:table-row>
        <table:table-row table:style-name="ro1">
          <table:table-cell office:value-type="string" calcext:value-type="string">
            <text:p>communicate</text:p>
          </table:table-cell>
          <table:table-cell office:value-type="float" office:value="13.1193" calcext:value-type="float">
            <text:p>13.1193</text:p>
          </table:table-cell>
          <table:table-cell office:value-type="float" office:value="11.7492" calcext:value-type="float">
            <text:p>11.7492</text:p>
          </table:table-cell>
          <table:table-cell office:value-type="float" office:value="8.87635" calcext:value-type="float">
            <text:p>8.87635</text:p>
          </table:table-cell>
          <table:table-cell office:value-type="float" office:value="8.69007" calcext:value-type="float">
            <text:p>8.69007</text:p>
          </table:table-cell>
          <table:table-cell office:value-type="float" office:value="8.51434" calcext:value-type="float">
            <text:p>8.51434</text:p>
          </table:table-cell>
          <table:table-cell office:value-type="float" office:value="9.6286" calcext:value-type="float">
            <text:p>9.628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1.746" calcext:value-type="float">
            <text:p>101.746</text:p>
          </table:table-cell>
          <table:table-cell office:value-type="float" office:value="65.0191" calcext:value-type="float">
            <text:p>65.0191</text:p>
          </table:table-cell>
          <table:table-cell office:value-type="float" office:value="52.8199" calcext:value-type="float">
            <text:p>52.8199</text:p>
          </table:table-cell>
          <table:table-cell office:value-type="float" office:value="50.1253" calcext:value-type="float">
            <text:p>50.1253</text:p>
          </table:table-cell>
          <table:table-cell office:value-type="float" office:value="50.3316" calcext:value-type="float">
            <text:p>50.3316</text:p>
          </table:table-cell>
          <table:table-cell office:value-type="float" office:value="46.2927" calcext:value-type="float">
            <text:p>46.2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8:22:13.249459244</meta:creation-date>
    <dc:date>2016-01-10T18:51:02.236487737</dc:date>
    <meta:editing-duration>PT13M38S</meta:editing-duration>
    <meta:editing-cycles>1</meta:editing-cycles>
    <meta:document-statistic meta:table-count="1" meta:cell-count="4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78cm" svg:height="15.566cm" xlink:href=".." xlink:type="simple" chart:class="chart:line" chart:style-name="ch1">
        <chart:title svg:x="7.711cm" svg:y="0.447cm" chart:style-name="ch2">
          <text:p>Impact of the number of rounds</text:p>
        </chart:title>
        <chart:subtitle svg:x="5.237cm" svg:y="1.563cm" chart:style-name="ch3">
          <text:p>computing 10^8 series, 4 MPI nodes, 1 OpenMP thread per node</text:p>
        </chart:subtitle>
        <chart:legend chart:legend-position="end" svg:x="18.372cm" svg:y="6.488cm" style:legend-expansion="high" chart:style-name="ch4"/>
        <chart:plot-area chart:style-name="ch5" table:cell-range-address="Sheet1.A1:Sheet1.G6" chart:data-source-has-labels="both" svg:x="1.446cm" svg:y="2.583cm" svg:width="16.491cm" svg:height="11.691cm">
          <chartooo:coordinate-region svg:x="2.253cm" svg:y="2.782cm" svg:width="15.127cm" svg:height="10.845cm"/>
          <chart:axis chart:dimension="x" chart:name="primary-x" chart:style-name="ch6" chartooo:axis-type="auto">
            <chartooo:date-scale/>
            <chart:title svg:x="7.226cm" svg:y="14.585cm" chart:style-name="ch7">
              <text:p>number of communication rounds</text:p>
            </chart:title>
            <chart:categories table:cell-range-address="Sheet1.B1:Sheet1.G1"/>
          </chart:axis>
          <chart:axis chart:dimension="y" chart:name="primary-y" chart:style-name="ch6">
            <chart:title svg:x="0.451cm" svg:y="9.61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B2:Sheet1.G2" chart:label-cell-address="Sheet1.A2:Sheet1.A2" chart:class="chart:line">
            <chart:data-point chart:repeated="6"/>
          </chart:series>
          <chart:series chart:style-name="ch11" chart:values-cell-range-address="Sheet1.B3:Sheet1.G3" chart:label-cell-address="Sheet1.A3:Sheet1.A3" chart:class="chart:line">
            <chart:data-point chart:repeated="6"/>
          </chart:series>
          <chart:series chart:style-name="ch12" chart:values-cell-range-address="Sheet1.B4:Sheet1.G4" chart:label-cell-address="Sheet1.A4:Sheet1.A4" chart:class="chart:line">
            <chart:data-point chart:repeated="6"/>
          </chart:series>
          <chart:series chart:style-name="ch13" chart:values-cell-range-address="Sheet1.B5:Sheet1.G5" chart:label-cell-address="Sheet1.A5:Sheet1.A5" chart:class="chart:line">
            <chart:data-point chart:repeated="6"/>
          </chart:series>
          <chart:series chart:style-name="ch14" chart:values-cell-range-address="Sheet1.B6:Sheet1.G6" chart:label-cell-address="Sheet1.A6:Sheet1.A6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G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A2:Sheet1.A2</svg:desc>
                </draw:g>
              </table:table-cell>
              <table:table-cell office:value-type="float" office:value="4.7265">
                <text:p>4.7265</text:p>
                <draw:g>
                  <svg:desc>Sheet1.B2:Sheet1.G2</svg:desc>
                </draw:g>
              </table:table-cell>
              <table:table-cell office:value-type="float" office:value="5.21843">
                <text:p>5.21843</text:p>
              </table:table-cell>
              <table:table-cell office:value-type="float" office:value="5.14351">
                <text:p>5.14351</text:p>
              </table:table-cell>
              <table:table-cell office:value-type="float" office:value="5.1397">
                <text:p>5.1397</text:p>
              </table:table-cell>
              <table:table-cell office:value-type="float" office:value="5.18074">
                <text:p>5.18074</text:p>
              </table:table-cell>
              <table:table-cell office:value-type="float" office:value="5.59165">
                <text:p>5.59165</text:p>
              </table:table-cell>
            </table:table-row>
            <table:table-row>
              <table:table-cell office:value-type="string">
                <text:p>compute</text:p>
                <draw:g>
                  <svg:desc>Sheet1.A3:Sheet1.A3</svg:desc>
                </draw:g>
              </table:table-cell>
              <table:table-cell office:value-type="float" office:value="77.7438">
                <text:p>77.7438</text:p>
                <draw:g>
                  <svg:desc>Sheet1.B3:Sheet1.G3</svg:desc>
                </draw:g>
              </table:table-cell>
              <table:table-cell office:value-type="float" office:value="44.9516">
                <text:p>44.9516</text:p>
              </table:table-cell>
              <table:table-cell office:value-type="float" office:value="36.0605">
                <text:p>36.0605</text:p>
              </table:table-cell>
              <table:table-cell office:value-type="float" office:value="34.9744">
                <text:p>34.9744</text:p>
              </table:table-cell>
              <table:table-cell office:value-type="float" office:value="35.3068">
                <text:p>35.3068</text:p>
              </table:table-cell>
              <table:table-cell office:value-type="float" office:value="29.4419">
                <text:p>29.4419</text:p>
              </table:table-cell>
            </table:table-row>
            <table:table-row>
              <table:table-cell office:value-type="string">
                <text:p>pack</text:p>
                <draw:g>
                  <svg:desc>Sheet1.A4:Sheet1.A4</svg:desc>
                </draw:g>
              </table:table-cell>
              <table:table-cell office:value-type="float" office:value="6.15454">
                <text:p>6.15454</text:p>
                <draw:g>
                  <svg:desc>Sheet1.B4:Sheet1.G4</svg:desc>
                </draw:g>
              </table:table-cell>
              <table:table-cell office:value-type="float" office:value="3.09647">
                <text:p>3.09647</text:p>
              </table:table-cell>
              <table:table-cell office:value-type="float" office:value="2.73896">
                <text:p>2.73896</text:p>
              </table:table-cell>
              <table:table-cell office:value-type="float" office:value="1.31959">
                <text:p>1.31959</text:p>
              </table:table-cell>
              <table:table-cell office:value-type="float" office:value="1.32639">
                <text:p>1.32639</text:p>
              </table:table-cell>
              <table:table-cell office:value-type="float" office:value="1.60197">
                <text:p>1.60197</text:p>
              </table:table-cell>
            </table:table-row>
            <table:table-row>
              <table:table-cell office:value-type="string">
                <text:p>communicate</text:p>
                <draw:g>
                  <svg:desc>Sheet1.A5:Sheet1.A5</svg:desc>
                </draw:g>
              </table:table-cell>
              <table:table-cell office:value-type="float" office:value="13.1193">
                <text:p>13.1193</text:p>
                <draw:g>
                  <svg:desc>Sheet1.B5:Sheet1.G5</svg:desc>
                </draw:g>
              </table:table-cell>
              <table:table-cell office:value-type="float" office:value="11.7492">
                <text:p>11.7492</text:p>
              </table:table-cell>
              <table:table-cell office:value-type="float" office:value="8.87635">
                <text:p>8.87635</text:p>
              </table:table-cell>
              <table:table-cell office:value-type="float" office:value="8.69007">
                <text:p>8.69007</text:p>
              </table:table-cell>
              <table:table-cell office:value-type="float" office:value="8.51434">
                <text:p>8.51434</text:p>
              </table:table-cell>
              <table:table-cell office:value-type="float" office:value="9.6286">
                <text:p>9.6286</text:p>
              </table:table-cell>
            </table:table-row>
            <table:table-row>
              <table:table-cell office:value-type="string">
                <text:p>total</text:p>
                <draw:g>
                  <svg:desc>Sheet1.A6:Sheet1.A6</svg:desc>
                </draw:g>
              </table:table-cell>
              <table:table-cell office:value-type="float" office:value="101.746">
                <text:p>101.746</text:p>
                <draw:g>
                  <svg:desc>Sheet1.B6:Sheet1.G6</svg:desc>
                </draw:g>
              </table:table-cell>
              <table:table-cell office:value-type="float" office:value="65.0191">
                <text:p>65.0191</text:p>
              </table:table-cell>
              <table:table-cell office:value-type="float" office:value="52.8199">
                <text:p>52.8199</text:p>
              </table:table-cell>
              <table:table-cell office:value-type="float" office:value="50.1253">
                <text:p>50.1253</text:p>
              </table:table-cell>
              <table:table-cell office:value-type="float" office:value="50.3316">
                <text:p>50.3316</text:p>
              </table:table-cell>
              <table:table-cell office:value-type="float" office:value="46.2927">
                <text:p>46.2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